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Airdrop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6" table:number-rows-spanned="1">
            <text:p>Crypto Airdrop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239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228"/>
          <table:table-cell table:style-name="ce239"/>
          <table:table-cell table:style-name="ce239"/>
          <table:table-cell table:style-name="ce239"/>
          <table:table-cell table:style-name="ce239"/>
          <table:table-cell table:style-name="ce239"/>
          <table:table-cell table:style-name="ce2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Hard Fork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7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Mining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Wage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3.536226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